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inherit" svg:font-family="inherit"/>
    <style:font-face style:name="monospace" svg:font-family="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219a6a" officeooo:paragraph-rsid="00219a6a" fo:background-color="#dddddd"/>
    </style:style>
    <style:style style:name="P2" style:family="paragraph" style:parent-style-name="Standard">
      <style:text-properties fo:font-variant="normal" fo:text-transform="none" fo:color="#393a34" style:font-name="monospace" fo:font-size="7pt" fo:letter-spacing="normal" fo:font-style="normal" fo:font-weight="normal" officeooo:rsid="00219a6a" officeooo:paragraph-rsid="00219a6a" fo:background-color="#dddddd"/>
    </style:style>
    <style:style style:name="P3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Courier New" fo:font-size="6pt" fo:background-color="transparent"/>
    </style:style>
    <style:style style:name="P4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fo:background-color="transparent"/>
    </style:style>
    <style:style style:name="P5" style:family="paragraph" style:parent-style-name="Preformatted_20_Text">
      <loext:graphic-properties draw:fill="solid" draw:fill-color="#2b2b2b" draw:opacity="100%"/>
      <style:paragraph-properties fo:background-color="#2b2b2b"/>
      <style:text-properties fo:color="#629755" fo:background-color="transparent"/>
    </style:style>
    <style:style style:name="P6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Courier New" fo:font-size="6pt" fo:background-color="transparent"/>
    </style:style>
    <style:style style:name="P7" style:family="paragraph" style:parent-style-name="Standard" style:list-style-name="L1">
      <style:text-properties officeooo:paragraph-rsid="00076555"/>
    </style:style>
    <style:style style:name="P8" style:family="paragraph" style:parent-style-name="Standard" style:list-style-name="L1">
      <style:text-properties officeooo:paragraph-rsid="002e8701"/>
    </style:style>
    <style:style style:name="P9" style:family="paragraph" style:parent-style-name="Standard" style:list-style-name="L1">
      <style:text-properties officeooo:rsid="000801b2" officeooo:paragraph-rsid="000801b2"/>
    </style:style>
    <style:style style:name="P10" style:family="paragraph" style:parent-style-name="Standard" style:list-style-name="L1">
      <style:text-properties officeooo:rsid="00096028" officeooo:paragraph-rsid="00096028"/>
    </style:style>
    <style:style style:name="P11" style:family="paragraph" style:parent-style-name="Standard" style:list-style-name="L1">
      <style:text-properties officeooo:rsid="000b4ddf" officeooo:paragraph-rsid="00272df5" fo:background-color="transparent"/>
    </style:style>
    <style:style style:name="P12" style:family="paragraph" style:parent-style-name="Standard" style:list-style-name="L2">
      <style:text-properties officeooo:rsid="000b4ddf" officeooo:paragraph-rsid="0029054e" fo:background-color="transparent"/>
    </style:style>
    <style:style style:name="P13" style:family="paragraph" style:parent-style-name="Standard" style:list-style-name="L1">
      <style:text-properties officeooo:rsid="0012a0fc" officeooo:paragraph-rsid="0012a0fc" fo:background-color="transparent"/>
    </style:style>
    <style:style style:name="P14" style:family="paragraph" style:parent-style-name="Standard" style:list-style-name="L1">
      <style:text-properties officeooo:rsid="001736d1" officeooo:paragraph-rsid="001736d1" fo:background-color="transparent"/>
    </style:style>
    <style:style style:name="P15" style:family="paragraph" style:parent-style-name="Standard" style:list-style-name="L1">
      <style:text-properties officeooo:rsid="0017ab17" officeooo:paragraph-rsid="0017ab17" fo:background-color="transparent"/>
    </style:style>
    <style:style style:name="P16" style:family="paragraph" style:parent-style-name="Standard" style:list-style-name="L1">
      <style:text-properties officeooo:rsid="0021647f" officeooo:paragraph-rsid="0021647f"/>
    </style:style>
    <style:style style:name="P17" style:family="paragraph" style:parent-style-name="Standard" style:list-style-name="L2">
      <style:text-properties officeooo:rsid="0008a7ac" officeooo:paragraph-rsid="0029054e"/>
    </style:style>
    <style:style style:name="P18" style:family="paragraph" style:parent-style-name="Standard" style:list-style-name="L2">
      <style:text-properties officeooo:rsid="00219a6a" officeooo:paragraph-rsid="00219a6a"/>
    </style:style>
    <style:style style:name="P19" style:family="paragraph" style:parent-style-name="Standard">
      <style:text-properties officeooo:rsid="002fc9ba" officeooo:paragraph-rsid="002fc9ba" fo:background-color="#dddddd"/>
    </style:style>
    <style:style style:name="P20" style:family="paragraph" style:parent-style-name="Standard">
      <style:text-properties officeooo:rsid="00326034" officeooo:paragraph-rsid="00326034" fo:background-color="#dddddd"/>
    </style:style>
    <style:style style:name="T1" style:family="text">
      <style:text-properties fo:background-color="#dddddd" loext:char-shading-value="0"/>
    </style:style>
    <style:style style:name="T2" style:family="text">
      <style:text-properties officeooo:rsid="00076555" fo:background-color="#dddddd" loext:char-shading-value="0"/>
    </style:style>
    <style:style style:name="T3" style:family="text">
      <style:text-properties officeooo:rsid="00199136" fo:background-color="#dddddd" loext:char-shading-value="0"/>
    </style:style>
    <style:style style:name="T4" style:family="text">
      <style:text-properties officeooo:rsid="001aec26" fo:background-color="#dddddd" loext:char-shading-value="0"/>
    </style:style>
    <style:style style:name="T5" style:family="text">
      <style:text-properties officeooo:rsid="001cb3a7" fo:background-color="#dddddd" loext:char-shading-value="0"/>
    </style:style>
    <style:style style:name="T6" style:family="text">
      <style:text-properties officeooo:rsid="0012a0fc" fo:background-color="#dddddd" loext:char-shading-value="0"/>
    </style:style>
    <style:style style:name="T7" style:family="text">
      <style:text-properties officeooo:rsid="002533a3" fo:background-color="#dddddd" loext:char-shading-value="0"/>
    </style:style>
    <style:style style:name="T8" style:family="text">
      <style:text-properties officeooo:rsid="0025c456" fo:background-color="#dddddd" loext:char-shading-value="0"/>
    </style:style>
    <style:style style:name="T9" style:family="text">
      <style:text-properties officeooo:rsid="000e9457"/>
    </style:style>
    <style:style style:name="T10" style:family="text">
      <style:text-properties fo:font-variant="normal" fo:text-transform="none" fo:color="#a71d5d" style:font-name="monospace" fo:font-size="7pt" fo:letter-spacing="normal" fo:font-style="normal" fo:font-weight="normal" loext:padding="0cm" loext:border="none"/>
    </style:style>
    <style:style style:name="T11" style:family="text">
      <style:text-properties fo:font-variant="normal" fo:text-transform="none" fo:color="#a71d5d" style:font-name="inherit" fo:font-size="7pt" fo:letter-spacing="normal" fo:font-style="normal" fo:font-weight="normal" loext:padding="0cm" loext:border="none"/>
    </style:style>
    <style:style style:name="T12" style:family="text">
      <style:text-properties fo:font-variant="normal" fo:text-transform="none" fo:color="#393a34" style:font-name="monospace" fo:font-size="7pt" fo:letter-spacing="normal" fo:font-style="normal" fo:font-weight="normal"/>
    </style:style>
    <style:style style:name="T13" style:family="text">
      <style:text-properties fo:font-variant="normal" fo:text-transform="none" fo:color="#393a34" style:font-name="monospace" fo:font-size="7pt" fo:letter-spacing="normal" fo:font-style="normal" fo:font-weight="normal" loext:padding="0cm" loext:border="none"/>
    </style:style>
    <style:style style:name="T14" style:family="text">
      <style:text-properties fo:font-variant="normal" fo:text-transform="none" fo:color="#393a34" fo:letter-spacing="normal"/>
    </style:style>
    <style:style style:name="T15" style:family="text">
      <style:text-properties fo:font-variant="normal" fo:text-transform="none" fo:color="#df5000" style:font-name="monospace" fo:font-size="7pt" fo:letter-spacing="normal" fo:font-style="normal" fo:font-weight="normal" loext:padding="0cm" loext:border="none"/>
    </style:style>
    <style:style style:name="T16" style:family="text">
      <style:text-properties fo:font-variant="normal" fo:text-transform="none" fo:color="#df5000" style:font-name="inherit" fo:font-size="7pt" fo:letter-spacing="normal" fo:font-style="normal" fo:font-weight="normal" loext:padding="0cm" loext:border="none"/>
    </style:style>
    <style:style style:name="T17" style:family="text">
      <style:text-properties fo:font-variant="normal" fo:text-transform="none" fo:color="#795da3" style:font-name="monospace" fo:font-size="7pt" fo:letter-spacing="normal" fo:font-style="normal" fo:font-weight="normal" loext:padding="0cm" loext:border="none"/>
    </style:style>
    <style:style style:name="T18" style:family="text">
      <style:text-properties fo:font-variant="normal" fo:text-transform="none" fo:color="#795da3" style:font-name="inherit" fo:font-size="7pt" fo:letter-spacing="normal" fo:font-style="normal" fo:font-weight="normal" loext:padding="0cm" loext:border="none"/>
    </style:style>
    <style:style style:name="T19" style:family="text">
      <style:text-properties fo:font-variant="normal" fo:text-transform="none" fo:color="#333333" style:font-name="inherit" fo:font-size="7pt" fo:letter-spacing="normal" fo:font-style="normal" fo:font-weight="normal" loext:padding="0cm" loext:border="none"/>
    </style:style>
    <style:style style:name="T20" style:family="text">
      <style:text-properties fo:font-variant="normal" fo:text-transform="none" fo:color="#63a35c" style:font-name="inherit" fo:font-size="7pt" fo:letter-spacing="normal" fo:font-style="normal" fo:font-weight="normal" loext:padding="0cm" loext:border="none"/>
    </style:style>
    <style:style style:name="T21" style:family="text">
      <style:text-properties fo:background-color="transparent" loext:char-shading-value="0"/>
    </style:style>
    <style:style style:name="T22" style:family="text">
      <style:text-properties officeooo:rsid="0012a0fc" fo:background-color="transparent" loext:char-shading-value="0"/>
    </style:style>
    <style:style style:name="T23" style:family="text">
      <style:text-properties officeooo:rsid="001ccd8a" fo:background-color="transparent" loext:char-shading-value="0"/>
    </style:style>
    <style:style style:name="T24" style:family="text">
      <style:text-properties fo:color="#cc7832"/>
    </style:style>
    <style:style style:name="T25" style:family="text">
      <style:text-properties fo:color="#cc7832" style:font-name="Courier New" fo:font-size="6pt"/>
    </style:style>
    <style:style style:name="T26" style:family="text">
      <style:text-properties style:font-name="Courier New" fo:font-size="6pt"/>
    </style:style>
    <style:style style:name="T27" style:family="text">
      <style:text-properties style:font-name="Courier New" fo:font-size="6pt" fo:font-style="italic"/>
    </style:style>
    <style:style style:name="T28" style:family="text">
      <style:text-properties fo:color="#629755"/>
    </style:style>
    <style:style style:name="T29" style:family="text">
      <style:text-properties fo:color="#629755" style:font-name="Courier New" fo:font-size="6pt" fo:font-style="italic"/>
    </style:style>
    <style:style style:name="T30" style:family="text">
      <style:text-properties fo:color="#bbb529"/>
    </style:style>
    <style:style style:name="T31" style:family="text">
      <style:text-properties fo:color="#bbb529" style:font-name="Courier New" fo:font-size="6pt"/>
    </style:style>
    <style:style style:name="T32" style:family="text">
      <style:text-properties fo:color="#ffc66d" style:font-name="Courier New" fo:font-size="6pt"/>
    </style:style>
    <style:style style:name="T33" style:family="text">
      <style:text-properties fo:color="#6a8759" style:font-name="Courier New" fo:font-size="6pt"/>
    </style:style>
    <style:style style:name="T34" style:family="text">
      <style:text-properties officeooo:rsid="00272df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172980507" text:style-name="L1">
        <text:list-item>
          <text:p text:style-name="P7"><text:span text:style-name="T9">Create new application </text:span><text:span text:style-name="T2">react-native init AwesomeProject</text:span></text:p>
        </text:list-item>
        <text:list-item>
          <text:p text:style-name="P9">Open project in Android Studio</text:p>
        </text:list-item>
        <text:list-item>
          <text:p text:style-name="P10">Update Gradle Plugin</text:p>
        </text:list-item>
        <text:list-item>
          <text:p text:style-name="P9">Launch virtual device</text:p>
        </text:list-item>
        <text:list-item>
          <text:p text:style-name="P11"><text:span text:style-name="T7">cd</text:span> <text:span text:style-name="T34">into project folder</text:span></text:p>
        </text:list-item>
        <text:list-item>
          <text:p text:style-name="P13">install react navigation <text:span text:style-name="T3">yarn add react-navigation</text:span></text:p>
        </text:list-item>
        <text:list-item>
          <text:p text:style-name="P14">add gesture handling <text:span text:style-name="T4">yarn add react-native-gesture-handl</text:span><text:span text:style-name="T8">er</text:span></text:p>
        </text:list-item>
        <text:list-item>
          <text:p text:style-name="P15">link dependencies <text:span text:style-name="T5">react-native link react-native-gesture-handler</text:span></text:p>
        </text:list-item>
        <text:list-item>
          <text:p text:style-name="P8"><text:span text:style-name="T22">go to </text:span><text:span text:style-name="T23">settings.gradle</text:span><text:span text:style-name="T22"> and change all </text:span><text:span text:style-name="T6">\</text:span><text:span text:style-name="T23">s</text:span><text:span text:style-name="T22"> to </text:span><text:span text:style-name="T6">/</text:span><text:span text:style-name="T23">s</text:span></text:p>
        </text:list-item>
        <text:list-item>
          <text:p text:style-name="P16"><text:span text:style-name="T23">M</text:span><text:span text:style-name="T21">ainActivity should look something like this:</text:span></text:p>
        </text:list-item>
      </text:list>
      <text:p text:style-name="P3"><text:span text:style-name="T24">import </text:span>com.facebook.react.ReactActivity<text:span text:style-name="T24">;</text:span></text:p>
      <text:p text:style-name="P3"><text:span text:style-name="T24">import </text:span>com.facebook.react.ReactActivityDelegate<text:span text:style-name="T24">;</text:span></text:p>
      <text:p text:style-name="P3"><text:span text:style-name="T24">import </text:span>com.facebook.react.ReactRootView<text:span text:style-name="T24">;</text:span></text:p>
      <text:p text:style-name="P3"><text:span text:style-name="T24">import </text:span>com.swmansion.gesturehandler.react.RNGestureHandlerEnabledRootView<text:span text:style-name="T24">;</text:span></text:p>
      <text:p text:style-name="P3"><text:span text:style-name="T24">public class </text:span>MainActivity <text:span text:style-name="T24">extends </text:span>ReactActivity {</text:p>
      <text:p text:style-name="P4"><text:s text:c="4"/><text:span text:style-name="T29">/**</text:span></text:p>
      <text:p text:style-name="P5"><text:s text:c="5"/><text:span text:style-name="T27">* Returns the name of the main component registered from JavaScript.</text:span></text:p>
      <text:p text:style-name="P5"><text:s text:c="5"/><text:span text:style-name="T27">* This is used to schedule rendering of the component.</text:span></text:p>
      <text:p text:style-name="P5"><text:s text:c="5"/><text:span text:style-name="T27">*/</text:span></text:p>
      <text:p text:style-name="P4"><text:span text:style-name="T28"><text:s text:c="4"/></text:span><text:span text:style-name="T31">@Override</text:span></text:p>
      <text:p text:style-name="P4"><text:span text:style-name="T30"><text:s text:c="4"/></text:span><text:span text:style-name="T25">protected </text:span><text:span text:style-name="T26">String </text:span><text:span text:style-name="T32">getMainComponentName</text:span><text:span text:style-name="T26">() {</text:span></text:p>
      <text:p text:style-name="P4"><text:s text:c="8"/><text:span text:style-name="T25">return </text:span><text:span text:style-name="T33">"TestApp"</text:span><text:span text:style-name="T25">;</text:span></text:p>
      <text:p text:style-name="P4"><text:span text:style-name="T24"><text:s text:c="4"/></text:span><text:span text:style-name="T26">}</text:span></text:p>
      <text:p text:style-name="P4"><text:s text:c="4"/><text:span text:style-name="T31">@Override</text:span></text:p>
      <text:p text:style-name="P4"><text:span text:style-name="T30"><text:s text:c="4"/></text:span><text:span text:style-name="T25">protected </text:span><text:span text:style-name="T26">ReactActivityDelegate </text:span><text:span text:style-name="T32">createReactActivityDelegate</text:span><text:span text:style-name="T26">() {</text:span></text:p>
      <text:p text:style-name="P4"><text:s text:c="8"/><text:span text:style-name="T25">return new </text:span><text:span text:style-name="T26">ReactActivityDelegate(</text:span><text:span text:style-name="T25">this, </text:span><text:span text:style-name="T26">getMainComponentName()) {</text:span></text:p>
      <text:p text:style-name="P4"><text:s text:c="12"/><text:span text:style-name="T31">@Override</text:span></text:p>
      <text:p text:style-name="P4"><text:span text:style-name="T30"><text:s text:c="12"/></text:span><text:span text:style-name="T25">protected </text:span><text:span text:style-name="T26">ReactRootView </text:span><text:span text:style-name="T32">createRootView</text:span><text:span text:style-name="T26">() {</text:span></text:p>
      <text:p text:style-name="P4"><text:s text:c="16"/><text:span text:style-name="T25">return new </text:span><text:span text:style-name="T26">RNGestureHandlerEnabledRootView(MainActivity.</text:span><text:span text:style-name="T25">this</text:span><text:span text:style-name="T26">)</text:span><text:span text:style-name="T25">;</text:span></text:p>
      <text:p text:style-name="P4"><text:span text:style-name="T24"><text:s text:c="12"/></text:span><text:span text:style-name="T26">}</text:span></text:p>
      <text:p text:style-name="P4"><text:s text:c="8"/><text:span text:style-name="T26">}</text:span><text:span text:style-name="T25">;</text:span></text:p>
      <text:p text:style-name="P4"><text:span text:style-name="T24"><text:s text:c="4"/></text:span><text:span text:style-name="T26">}</text:span></text:p>
      <text:p text:style-name="P6">}</text:p>
      <text:list xml:id="list150834907" text:style-name="L2">
        <text:list-item>
          <text:p text:style-name="P17">Run the project <text:span text:style-name="T1">react-native run-android</text:span></text:p>
        </text:list-item>
        <text:list-item>
          <text:p text:style-name="P12">Open project in Visual Studio</text:p>
        </text:list-item>
        <text:list-item>
          <text:p text:style-name="P18">Replace app.js with this:</text:p>
        </text:list-item>
      </text:list>
      <text:p text:style-name="P1"><text:span text:style-name="T10">import</text:span><text:span text:style-name="T14"> </text:span><text:span text:style-name="T12">React </text:span><text:span text:style-name="T10">from</text:span><text:span text:style-name="T14"> </text:span><text:span text:style-name="T15">"react"</text:span><text:span text:style-name="T12">;</text:span></text:p>
      <text:p text:style-name="P1"><text:span text:style-name="T10">import</text:span><text:span text:style-name="T14"> </text:span><text:span text:style-name="T12">{ View, Text } </text:span><text:span text:style-name="T10">from</text:span><text:span text:style-name="T14"> </text:span><text:span text:style-name="T15">"react-native"</text:span><text:span text:style-name="T12">;</text:span></text:p>
      <text:p text:style-name="P1"><text:span text:style-name="T10">import</text:span><text:span text:style-name="T14"> </text:span><text:span text:style-name="T12">{ createStackNavigator, createAppContainer } </text:span><text:span text:style-name="T10">from</text:span><text:span text:style-name="T14"> </text:span><text:span text:style-name="T15">"react-navigation"</text:span><text:span text:style-name="T12">;</text:span></text:p>
      <text:p text:style-name="P1"><text:span text:style-name="T11">class</text:span><text:span text:style-name="T13"> </text:span><text:span text:style-name="T18">HomeScreen</text:span><text:span text:style-name="T13"> </text:span><text:span text:style-name="T11">extends</text:span><text:span text:style-name="T13"> </text:span><text:span text:style-name="T18">React</text:span><text:span text:style-name="T13">.</text:span><text:span text:style-name="T18">Component</text:span><text:span text:style-name="T13"> </text:span><text:span text:style-name="T12">{ </text:span></text:p>
      <text:p text:style-name="P2">render() { </text:p>
      <text:p text:style-name="P1"><text:span text:style-name="T10">return</text:span><text:span text:style-name="T14"> </text:span><text:span text:style-name="T12">( </text:span></text:p>
      <text:p text:style-name="P1"><text:span text:style-name="T19">&lt;</text:span><text:span text:style-name="T20">View</text:span><text:span text:style-name="T19"> </text:span><text:span text:style-name="T18">style</text:span><text:span text:style-name="T19">=</text:span><text:span text:style-name="T16">{{</text:span><text:span text:style-name="T19"> </text:span><text:span text:style-name="T18">flex:</text:span><text:span text:style-name="T19"> </text:span><text:span text:style-name="T18">1</text:span><text:span text:style-name="T19">, </text:span><text:span text:style-name="T18">alignItems:</text:span><text:span text:style-name="T19"> "</text:span><text:span text:style-name="T18">center</text:span><text:span text:style-name="T19">", </text:span><text:span text:style-name="T18">justifyContent:</text:span><text:span text:style-name="T19"> "</text:span><text:span text:style-name="T18">center</text:span><text:span text:style-name="T19">" }}&gt;</text:span><text:span text:style-name="T13"> </text:span></text:p>
      <text:p text:style-name="P1"><text:span text:style-name="T19">&lt;</text:span><text:span text:style-name="T20">Text</text:span><text:span text:style-name="T19">&gt;</text:span><text:span text:style-name="T13">Home Screen</text:span><text:span text:style-name="T19">&lt;/</text:span><text:span text:style-name="T20">Text</text:span><text:span text:style-name="T19">&gt;</text:span><text:span text:style-name="T13"> </text:span></text:p>
      <text:p text:style-name="P1"><text:span text:style-name="T19">&lt;/</text:span><text:span text:style-name="T20">View</text:span><text:span text:style-name="T19">&gt;</text:span><text:span text:style-name="T14"> </text:span></text:p>
      <text:p text:style-name="P2">); </text:p>
      <text:p text:style-name="P2">} </text:p>
      <text:p text:style-name="P2">} </text:p>
      <text:p text:style-name="P1"><text:span text:style-name="T10">const</text:span><text:span text:style-name="T14"> </text:span><text:span text:style-name="T12">AppNavigator = createStackNavigator({ </text:span><text:span text:style-name="T17">Home</text:span><text:span text:style-name="T12">: { </text:span><text:span text:style-name="T17">screen</text:span><text:span text:style-name="T12">: HomeScreen } });</text:span></text:p>
      <text:p text:style-name="P1"><text:span text:style-name="T10">export</text:span><text:span text:style-name="T14"> </text:span><text:span text:style-name="T10">default</text:span><text:span text:style-name="T14"> </text:span><text:span text:style-name="T12">createAppContainer(AppNavigator);</text:span> </text:p>
      <text:p text:style-name="P1"/>
      <text:p text:style-name="P19"><text:span text:style-name="T21">To eject run </text:span>yarn eject.<text:span text:style-name="T21"> Eject with Expo Kit. Enter a name for iOS app identifier Android package.</text:span></text:p>
      <text:p text:style-name="P19"><text:span text:style-name="T21"/></text:p>
      <text:p text:style-name="P20"><text:span text:style-name="T21">Tip: Commit everything and create new branch before ejecting. Can then adjust for screen sizes and copy all code over to non ejected branch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/>
    <style:font-face style:name="inherit" svg:font-family="inherit"/>
    <style:font-face style:name="monospace" svg:font-family="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0T10:27:25.038000000</meta:creation-date>
    <dc:date>2019-04-15T22:12:58.644000000</dc:date>
    <meta:editing-duration>PT4H54M31S</meta:editing-duration>
    <meta:editing-cycles>36</meta:editing-cycles>
    <meta:generator>LibreOffice/6.0.7.3$Windows_X86_64 LibreOffice_project/dc89aa7a9eabfd848af146d5086077aeed2ae4a5</meta:generator>
    <meta:document-statistic meta:table-count="0" meta:image-count="0" meta:object-count="0" meta:page-count="1" meta:paragraph-count="52" meta:word-count="244" meta:character-count="2021" meta:non-whitespace-character-count="1713"/>
  </office:meta>
</office:document-meta>
</file>